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P2" style:family="paragraph" style:parent-style-name="Preformatted_20_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Preformatted_20_Text">
      <style:text-properties fo:font-size="18pt" style:font-size-asian="18pt" style:font-size-complex="18pt"/>
    </style:style>
    <style:style style:name="P4" style:family="paragraph" style:parent-style-name="Preformatted_20_Text">
      <style:text-properties fo:font-size="18pt" fo:font-weight="bold" fo:background-color="#ffff00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8pt" fo:font-weight="bold" fo:background-color="#ffff00" style:font-size-asian="18pt" style:font-weight-asian="bold" style:font-size-complex="18pt" style:font-weight-complex="bold"/>
    </style:style>
    <style:style style:name="T1" style:family="text">
      <style:text-properties fo:background-color="#ffff00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риптография</text:p>
      <text:p text:style-name="P3"/>
      <text:p text:style-name="P3"><text:span text:style-name="T2">1.Криптография</text:span> – наука за методите за осигуряване на конфиденциалност и автентичност на информацията. Криптографията представлява съвкупност от методи за преобразуване на данните, насочени към цел да направят тези данни безполезни за външни лица. Тези преобразувания допринасят за дне неща:</text:p>
      <text:p text:style-name="P3"/>
      <text:p text:style-name="P3">- Защита на кондиденциалността (данните да останат скрити)</text:p>
      <text:p text:style-name="P3">- Защита на цялостността </text:p>
      <text:p text:style-name="P3"/>
      <text:p text:style-name="P3">Тази наука се занимава с търсене и изследване на математически методи за преобразуване на информацията.</text:p>
      <text:p text:style-name="P3"/>
      <text:p text:style-name="P4">2.Термини в криптографията</text:p>
      <text:p text:style-name="P3"/>
      <text:p text:style-name="P3"><text:span text:style-name="T4">Шифриране</text:span> – процес на преобразуване на открит текст в шифриран текст (тоест превръщане на текста в неразбираем от хората).</text:p>
      <text:p text:style-name="P3"/>
      <text:p text:style-name="P3"><text:span text:style-name="T4">Дешифриране</text:span> – процес обратен на шифрирането. Чрез използване на ключа шифрирания текст се преобразува в изходен.</text:p>
      <text:p text:style-name="P3"/>
      <text:p text:style-name="P3"><text:span text:style-name="T4">Ключ</text:span> – информация, необходима за шифриране и дешифриране на текста.</text:p>
      <text:p text:style-name="P3"/>
      <text:p text:style-name="P3"><text:span text:style-name="T4">Криптосистема</text:span> – информационна система, която преобразува изходен или шифриран текст с помощта на ключова информация.</text:p>
      <text:p text:style-name="P3"/>
      <text:p text:style-name="P3"><text:soft-page-break/><text:span text:style-name="T4">Разпределение на ключове</text:span> – процес на изработване и разпределение на ключове между потребителите на системата.</text:p>
      <text:p text:style-name="P3"/>
      <text:p text:style-name="P3"><text:span text:style-name="T4">Криптоалгоритъм</text:span> – функцията, осъществяваща шифриране и дешифриране</text:p>
      <text:p text:style-name="P3"/>
      <text:p text:style-name="P3"><text:span text:style-name="T4">Симетрични криптосхеми</text:span> – когато един и същ алгоритъм осъществява шифриране и дешифриране.</text:p>
      <text:p text:style-name="P3"/>
      <text:p text:style-name="P3"><text:span text:style-name="T4">Несиметрични криптосхеми</text:span> – когато двата процеса се осъществяват по да взаимно обратими алгоритъма.</text:p>
      <text:p text:style-name="P3"/>
      <text:p text:style-name="P3"><text:span text:style-name="T4">Криптоанализ </text:span>– разчитане на шифрирания текст без да е наличен ключа, с който то е шифрирано.</text:p>
      <text:p text:style-name="P3"/>
      <text:p text:style-name="P3"><text:span text:style-name="T4">Крипустойчивост</text:span> – времето, необходимо за разчитане на шифрирано съобщение.</text:p>
      <text:p text:style-name="P3"/>
      <text:p text:style-name="P3"/>
      <text:p text:style-name="P3"/>
      <text:p text:style-name="P5">3.Класификация на криптографските методи </text:p>
      <text:p text:style-name="P3"/>
      <text:p text:style-name="P3">Известни са различни подходи и класификации на методите за криптографски преобразувания на данните. По вида на въздействие на изходната информация методите за криптографско преобразуване могат да бъдат разделени на четири групи:</text:p>
      <text:p text:style-name="P3"/>
      <text:p text:style-name="P4">Шифриране</text:p>
      <text:p text:style-name="P3">Процесът на шифриране на данни се свежда до провеждане на обратими математически, логически, комбинаторни и други преобразувания с данните в резултат на което те се превръщат в хаотичен набор от букви, цифри, други символи и двоични кодовер, <text:soft-page-break/>нечетими за човек.</text:p>
      <text:p text:style-name="P3">За шифриране на данните се използва алгоритъм за преобразуване и ключ.</text:p>
      <text:p text:style-name="P3"/>
      <text:p text:style-name="P4">Стеганография</text:p>
      <text:p text:style-name="P3">За разлика от другите методи на криптографско преобразуване, стеганографията позволява да се скрие не само смисъла на съхраняваните или предавани данни, но и самия факт за съществуването им.</text:p>
      <text:p text:style-name="P3">В основата на стеганографските методи лежи маскирането на секретните данни сред открити файлове. Обработката на мултимедийни файлове в информационните системи открива практически неограничени възможности пред стеганографията.</text:p>
      <text:p text:style-name="P3">Ако правилно се подбере алгоритъма на преобразуване и изображението, на фона на което се помества скрития файл, то за човешкото око е практически невъзможно да различи получeното изображение от изходното. С помощта на стеганография може да се маскират текст, изображения, реч, цифров подпис, зашифровано съобщение.</text:p>
      <text:p text:style-name="P3">Скритият файл допълнително може да бъде шифриран. Комплексното използване на стеганография и шифриране многократно повишава сложността на задачата по откриване и разкриване на секретни данни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ожидар Панойотов</meta:initial-creator>
    <meta:creation-date>2020-05-11T13:28:32.18</meta:creation-date>
    <meta:document-statistic meta:table-count="0" meta:image-count="0" meta:object-count="0" meta:page-count="3" meta:paragraph-count="26" meta:word-count="414" meta:character-count="3000"/>
    <dc:date>2020-05-11T13:30:54.31</dc:date>
    <dc:creator>Божидар Панойотов</dc:creator>
    <meta:editing-duration>PT2M22S</meta:editing-duration>
    <meta:editing-cycles>1</meta:editing-cycles>
    <meta:generator>OpenOffice/4.1.2$Win32 OpenOffice.org_project/412m3$Build-9782</meta:generator>
  </office:meta>
</office:document-meta>
</file>